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r leds</text:p>
          </table:table-cell>
          <table:table-cell office:value-type="float" office:value="30" calcext:value-type="float">
            <text:p>30,0</text:p>
          </table:table-cell>
          <table:table-cell/>
        </table:table-row>
        <table:table-row table:style-name="ro1">
          <table:table-cell office:value-type="string" calcext:value-type="string">
            <text:p>static power</text:p>
          </table:table-cell>
          <table:table-cell office:value-type="float" office:value="1" calcext:value-type="float">
            <text:p>1,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red channel</text:p>
          </table:table-cell>
          <table:table-cell table:formula="of:=300/30" office:value-type="float" office:value="10" calcext:value-type="float">
            <text:p>10,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green channel</text:p>
          </table:table-cell>
          <table:table-cell table:formula="of:=300/30" office:value-type="float" office:value="10" calcext:value-type="float">
            <text:p>10,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blue channel</text:p>
          </table:table-cell>
          <table:table-cell table:formula="of:=300/30" office:value-type="float" office:value="10" calcext:value-type="float">
            <text:p>10,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white channel</text:p>
          </table:table-cell>
          <table:table-cell table:formula="of:=570/30" office:value-type="float" office:value="19" calcext:value-type="float">
            <text:p>19,0</text:p>
          </table:table-cell>
          <table:table-cell office:value-type="string" calcext:value-type="string">
            <text:p>m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ll on</text:p>
          </table:table-cell>
          <table:table-cell table:formula="of:=SUM([.B2:.B6])*[.B$1]" office:value-type="float" office:value="1500" calcext:value-type="float">
            <text:p>1500,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rgb on</text:p>
          </table:table-cell>
          <table:table-cell table:formula="of:=SUM([.B2:.B5])*[.B$1]" office:value-type="float" office:value="930" calcext:value-type="float">
            <text:p>930,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white on</text:p>
          </table:table-cell>
          <table:table-cell table:formula="of:=SUM([.B2];[.B6])*[.B$1]" office:value-type="float" office:value="600" calcext:value-type="float">
            <text:p>600,0</text:p>
          </table:table-cell>
          <table:table-cell office:value-type="string" calcext:value-type="string">
            <text:p>mA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-00-0000</text:date>, <text:time style:data-style-name="N2" text:time-value="14:43:55.6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2-27T15:56:20.922000000</dc:date>
    <meta:editing-duration>PT32M11S</meta:editing-duration>
    <meta:editing-cycles>4</meta:editing-cycles>
    <meta:document-statistic meta:table-count="1" meta:cell-count="26" meta:object-count="0"/>
  </office:meta>
</office:document-meta>
</file>